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800000384BD470166.png"/>
  <manifest:file-entry manifest:media-type="image/png" manifest:full-path="Pictures/100002010000048E00000211CDFD21C3.png"/>
  <manifest:file-entry manifest:media-type="image/png" manifest:full-path="Pictures/100000000000005E0000005E771798E6.png"/>
  <manifest:file-entry manifest:media-type="image/png" manifest:full-path="Pictures/100000000000005E0000005E399CADCB.png"/>
  <manifest:file-entry manifest:media-type="image/png" manifest:full-path="Pictures/10000000000000200000002000309F1C.png"/>
  <manifest:file-entry manifest:media-type="image/png" manifest:full-path="Pictures/10000201000002C600000142A9F0D340.png"/>
  <manifest:file-entry manifest:media-type="image/png" manifest:full-path="Pictures/10000201000000A0000000783B4F6BCC.png"/>
  <manifest:file-entry manifest:media-type="image/png" manifest:full-path="Pictures/100002010000007300000073C03AAC78.png"/>
  <manifest:file-entry manifest:media-type="image/png" manifest:full-path="Pictures/100000000000005E0000005EA38222DC.png"/>
  <manifest:file-entry manifest:media-type="image/png" manifest:full-path="Pictures/10000201000000BA000000BA7444B78B.png"/>
  <manifest:file-entry manifest:media-type="image/png" manifest:full-path="Pictures/10000201000000A000000078BFADE7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99" draw:fill="none" draw:textarea-horizontal-align="center" draw:textarea-vertical-align="middle"/>
    </style:style>
    <style:style style:name="gr3" style:family="graphic" style:parent-style-name="standard">
      <style:graphic-properties svg:stroke-width="0cm" draw:marker-start-width="0.3cm" draw:marker-end-width="0.3cm" draw:fill="bitmap" draw:fill-image-name="St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.1cm" svg:stroke-color="#ff3333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6666ff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99ff66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ff99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0cm, 7.001cm, 21.1cm)" draw:image-opacity="100%" style:mirror="none"/>
    </style:style>
    <style:style style:name="gr10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781cm, 0.7cm, 1.54cm)" draw:image-opacity="100%" style:mirror="none"/>
    </style:style>
    <style:style style:name="gr1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3cm, 7.001cm, 21.1cm)" draw:image-opacity="100%" style:mirror="none"/>
    </style:style>
    <style:style style:name="gr1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781cm, 0.7cm, 1.54cm)" draw:image-opacity="100%" style:mirror="horizontal"/>
    </style:style>
    <style:style style:name="gr1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cm" draw:marker-start-width="0.3cm" draw:marker-end-width="0.3cm" draw:fill="gradient" draw:fill-color="#99ccff" draw:fill-gradient-name="Gradient_20_6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draw:stroke-dash="Fine_20_Dashed" svg:stroke-width="0cm" draw:marker-start-width="0.3cm" draw:marker-end-width="0.3cm" svg:stroke-opacity="50%" draw:fill="bitmap" draw:fill-image-name="Space_20_Metal" draw:opacity-name="Transparency_20_5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Fine_20_Dashed" svg:stroke-width="0cm" draw:marker-start-width="0.3cm" draw:marker-end-width="0.3cm" svg:stroke-opacity="50%" draw:fill="bitmap" draw:fill-image-name="Stone" draw:opacity="30%" draw:opacity-name="" draw:textarea-horizontal-align="justify" draw:textarea-vertical-align="middle" draw:auto-grow-height="false" fo:min-height="0cm" fo:min-width="0cm" fo:padding-top="0.125cm" fo:padding-bottom="0.125cm" fo:padding-left="0.25cm" fo:padding-right="0.25cm" draw:shadow-opacity="3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cm" svg:height="1.5cm" svg:x="1cm" svg:y="9.29cm">
          <draw:image xlink:href="Pictures/10000201000000A000000078BFADE7AB.png" xlink:type="simple" xlink:show="embed" xlink:actuate="onLoad">
            <text:p/>
          </draw:image>
        </draw:frame>
        <draw:frame draw:style-name="gr1" draw:text-style-name="P1" draw:layer="layout" svg:width="2cm" svg:height="1.5cm" svg:x="2.921cm" svg:y="9.263cm">
          <draw:image xlink:href="Pictures/10000201000000A0000000783B4F6BCC.png" xlink:type="simple" xlink:show="embed" xlink:actuate="onLoad">
            <text:p/>
          </draw:image>
        </draw:frame>
        <draw:rect draw:style-name="gr2" draw:text-style-name="P1" draw:layer="layout" svg:width="10.02cm" svg:height="20.06cm" svg:x="0.99cm" svg:y="0.99cm">
          <text:p/>
        </draw:rect>
        <draw:custom-shape draw:style-name="gr3" draw:text-style-name="P1" draw:layer="layout" svg:width="3cm" svg:height="3cm" svg:x="21.724cm" svg:y="2.098cm">
          <text:p/>
          <draw:enhanced-geometry svg:viewBox="0 0 21600 21600" draw:path-stretchpoint-x="10800" draw:path-stretchpoint-y="10800" draw:text-areas="?f0 ?f0 ?f1 ?f2" draw:type="quad-bevel" draw:modifiers="1820.99300233256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cm" svg:height="2.9cm" svg:x="25.774cm" svg:y="2.1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2.9cm" svg:x="25.774cm" svg:y="5.1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2.9cm" svg:x="25.774cm" svg:y="8.1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cm" svg:height="2.9cm" svg:x="25.774cm" svg:y="11.148cm">
          <text:p/>
          <draw:enhanced-geometry svg:viewBox="0 0 21600 21600" draw:type="rectangle" draw:enhanced-path="M 0 0 L 21600 0 21600 21600 0 21600 0 0 Z N"/>
        </draw:custom-shape>
        <draw:rect draw:style-name="gr8" draw:text-style-name="P1" draw:layer="layout" svg:width="2cm" svg:height="2cm" svg:x="1cm" svg:y="1cm">
          <text:p/>
        </draw:rect>
        <draw:rect draw:style-name="gr8" draw:text-style-name="P1" draw:layer="layout" svg:width="2cm" svg:height="2cm" svg:x="3cm" svg:y="1cm">
          <text:p/>
        </draw:rect>
        <draw:rect draw:style-name="gr8" draw:text-style-name="P1" draw:layer="layout" svg:width="2cm" svg:height="2cm" svg:x="5cm" svg:y="1cm">
          <text:p/>
        </draw:rect>
        <draw:rect draw:style-name="gr8" draw:text-style-name="P1" draw:layer="layout" svg:width="2cm" svg:height="2cm" svg:x="7cm" svg:y="1cm">
          <text:p/>
        </draw:rect>
        <draw:rect draw:style-name="gr8" draw:text-style-name="P1" draw:layer="layout" svg:width="2cm" svg:height="2cm" svg:x="9cm" svg:y="1cm">
          <text:p/>
        </draw:rect>
        <draw:rect draw:style-name="gr8" draw:text-style-name="P1" draw:layer="layout" svg:width="2cm" svg:height="2cm" svg:x="1cm" svg:y="3cm">
          <text:p/>
        </draw:rect>
        <draw:rect draw:style-name="gr8" draw:text-style-name="P1" draw:layer="layout" svg:width="2cm" svg:height="2cm" svg:x="3cm" svg:y="3cm">
          <text:p/>
        </draw:rect>
        <draw:rect draw:style-name="gr8" draw:text-style-name="P1" draw:layer="layout" svg:width="2cm" svg:height="2cm" svg:x="5cm" svg:y="3cm">
          <text:p/>
        </draw:rect>
        <draw:rect draw:style-name="gr8" draw:text-style-name="P1" draw:layer="layout" svg:width="2cm" svg:height="2cm" svg:x="7cm" svg:y="3cm">
          <text:p/>
        </draw:rect>
        <draw:rect draw:style-name="gr8" draw:text-style-name="P1" draw:layer="layout" svg:width="2cm" svg:height="2cm" svg:x="9cm" svg:y="3cm">
          <text:p/>
        </draw:rect>
        <draw:rect draw:style-name="gr8" draw:text-style-name="P1" draw:layer="layout" svg:width="2cm" svg:height="2cm" svg:x="1cm" svg:y="5cm">
          <text:p/>
        </draw:rect>
        <draw:rect draw:style-name="gr8" draw:text-style-name="P1" draw:layer="layout" svg:width="2cm" svg:height="2cm" svg:x="3cm" svg:y="5cm">
          <text:p/>
        </draw:rect>
        <draw:rect draw:style-name="gr8" draw:text-style-name="P1" draw:layer="layout" svg:width="2cm" svg:height="2cm" svg:x="5cm" svg:y="5cm">
          <text:p/>
        </draw:rect>
        <draw:rect draw:style-name="gr8" draw:text-style-name="P1" draw:layer="layout" svg:width="2cm" svg:height="2cm" svg:x="7cm" svg:y="5cm">
          <text:p/>
        </draw:rect>
        <draw:rect draw:style-name="gr8" draw:text-style-name="P1" draw:layer="layout" svg:width="2cm" svg:height="2cm" svg:x="9cm" svg:y="5cm">
          <text:p/>
        </draw:rect>
        <draw:rect draw:style-name="gr8" draw:text-style-name="P1" draw:layer="layout" svg:width="2cm" svg:height="2cm" svg:x="1cm" svg:y="7cm">
          <text:p/>
        </draw:rect>
        <draw:rect draw:style-name="gr8" draw:text-style-name="P1" draw:layer="layout" svg:width="2cm" svg:height="2cm" svg:x="3cm" svg:y="7cm">
          <text:p/>
        </draw:rect>
        <draw:rect draw:style-name="gr8" draw:text-style-name="P1" draw:layer="layout" svg:width="2cm" svg:height="2cm" svg:x="5cm" svg:y="7cm">
          <text:p/>
        </draw:rect>
        <draw:rect draw:style-name="gr8" draw:text-style-name="P1" draw:layer="layout" svg:width="2cm" svg:height="2cm" svg:x="7cm" svg:y="7cm">
          <text:p/>
        </draw:rect>
        <draw:rect draw:style-name="gr8" draw:text-style-name="P1" draw:layer="layout" svg:width="2cm" svg:height="2cm" svg:x="9cm" svg:y="7cm">
          <text:p/>
        </draw:rect>
        <draw:rect draw:style-name="gr8" draw:text-style-name="P1" draw:layer="layout" svg:width="2cm" svg:height="2cm" svg:x="1cm" svg:y="9cm">
          <text:p/>
        </draw:rect>
        <draw:rect draw:style-name="gr8" draw:text-style-name="P1" draw:layer="layout" svg:width="2cm" svg:height="2cm" svg:x="3cm" svg:y="9cm">
          <text:p/>
        </draw:rect>
        <draw:rect draw:style-name="gr8" draw:text-style-name="P1" draw:layer="layout" svg:width="2cm" svg:height="2cm" svg:x="5cm" svg:y="9cm">
          <text:p/>
        </draw:rect>
        <draw:rect draw:style-name="gr8" draw:text-style-name="P1" draw:layer="layout" svg:width="2cm" svg:height="2cm" svg:x="7cm" svg:y="9cm">
          <text:p/>
        </draw:rect>
        <draw:rect draw:style-name="gr8" draw:text-style-name="P1" draw:layer="layout" svg:width="2cm" svg:height="2cm" svg:x="9cm" svg:y="9cm">
          <text:p/>
        </draw:rect>
        <draw:rect draw:style-name="gr8" draw:text-style-name="P1" draw:layer="layout" svg:width="2cm" svg:height="2cm" svg:x="1cm" svg:y="11cm">
          <text:p/>
        </draw:rect>
        <draw:rect draw:style-name="gr8" draw:text-style-name="P1" draw:layer="layout" svg:width="2cm" svg:height="2cm" svg:x="3cm" svg:y="11cm">
          <text:p/>
        </draw:rect>
        <draw:rect draw:style-name="gr8" draw:text-style-name="P1" draw:layer="layout" svg:width="2cm" svg:height="2cm" svg:x="5cm" svg:y="11cm">
          <text:p/>
        </draw:rect>
        <draw:rect draw:style-name="gr8" draw:text-style-name="P1" draw:layer="layout" svg:width="2cm" svg:height="2cm" svg:x="7cm" svg:y="11cm">
          <text:p/>
        </draw:rect>
        <draw:rect draw:style-name="gr8" draw:text-style-name="P1" draw:layer="layout" svg:width="2cm" svg:height="2cm" svg:x="9cm" svg:y="11cm">
          <text:p/>
        </draw:rect>
        <draw:rect draw:style-name="gr8" draw:text-style-name="P1" draw:layer="layout" svg:width="2cm" svg:height="2cm" svg:x="1cm" svg:y="13cm">
          <text:p/>
        </draw:rect>
        <draw:rect draw:style-name="gr8" draw:text-style-name="P1" draw:layer="layout" svg:width="2cm" svg:height="2cm" svg:x="3cm" svg:y="13cm">
          <text:p/>
        </draw:rect>
        <draw:rect draw:style-name="gr8" draw:text-style-name="P1" draw:layer="layout" svg:width="2cm" svg:height="2cm" svg:x="5cm" svg:y="13cm">
          <text:p/>
        </draw:rect>
        <draw:rect draw:style-name="gr8" draw:text-style-name="P1" draw:layer="layout" svg:width="2cm" svg:height="2cm" svg:x="7cm" svg:y="13cm">
          <text:p/>
        </draw:rect>
        <draw:rect draw:style-name="gr8" draw:text-style-name="P1" draw:layer="layout" svg:width="2cm" svg:height="2cm" svg:x="9cm" svg:y="13cm">
          <text:p/>
        </draw:rect>
        <draw:rect draw:style-name="gr8" draw:text-style-name="P1" draw:layer="layout" svg:width="2cm" svg:height="2cm" svg:x="1cm" svg:y="15cm">
          <text:p/>
        </draw:rect>
        <draw:rect draw:style-name="gr8" draw:text-style-name="P1" draw:layer="layout" svg:width="2cm" svg:height="2cm" svg:x="3cm" svg:y="15cm">
          <text:p/>
        </draw:rect>
        <draw:rect draw:style-name="gr8" draw:text-style-name="P1" draw:layer="layout" svg:width="2cm" svg:height="2cm" svg:x="5cm" svg:y="15cm">
          <text:p/>
        </draw:rect>
        <draw:rect draw:style-name="gr8" draw:text-style-name="P1" draw:layer="layout" svg:width="2cm" svg:height="2cm" svg:x="7cm" svg:y="15cm">
          <text:p/>
        </draw:rect>
        <draw:rect draw:style-name="gr8" draw:text-style-name="P1" draw:layer="layout" svg:width="2cm" svg:height="2cm" svg:x="9cm" svg:y="15cm">
          <text:p/>
        </draw:rect>
        <draw:rect draw:style-name="gr8" draw:text-style-name="P1" draw:layer="layout" svg:width="2cm" svg:height="2cm" svg:x="1cm" svg:y="17cm">
          <text:p/>
        </draw:rect>
        <draw:rect draw:style-name="gr8" draw:text-style-name="P1" draw:layer="layout" svg:width="2cm" svg:height="2cm" svg:x="3cm" svg:y="17cm">
          <text:p/>
        </draw:rect>
        <draw:rect draw:style-name="gr8" draw:text-style-name="P1" draw:layer="layout" svg:width="2cm" svg:height="2cm" svg:x="5cm" svg:y="17cm">
          <text:p/>
        </draw:rect>
        <draw:rect draw:style-name="gr8" draw:text-style-name="P1" draw:layer="layout" svg:width="2cm" svg:height="2cm" svg:x="7cm" svg:y="17cm">
          <text:p/>
        </draw:rect>
        <draw:rect draw:style-name="gr8" draw:text-style-name="P1" draw:layer="layout" svg:width="2cm" svg:height="2cm" svg:x="9cm" svg:y="17cm">
          <text:p/>
        </draw:rect>
        <draw:rect draw:style-name="gr8" draw:text-style-name="P1" draw:layer="layout" svg:width="2cm" svg:height="2cm" svg:x="1cm" svg:y="19cm">
          <text:p/>
        </draw:rect>
        <draw:rect draw:style-name="gr8" draw:text-style-name="P1" draw:layer="layout" svg:width="2cm" svg:height="2cm" svg:x="3cm" svg:y="19cm">
          <text:p/>
        </draw:rect>
        <draw:rect draw:style-name="gr8" draw:text-style-name="P1" draw:layer="layout" svg:width="2cm" svg:height="2cm" svg:x="5cm" svg:y="19cm">
          <text:p/>
        </draw:rect>
        <draw:rect draw:style-name="gr8" draw:text-style-name="P1" draw:layer="layout" svg:width="2cm" svg:height="2cm" svg:x="7cm" svg:y="19cm">
          <text:p/>
        </draw:rect>
        <draw:rect draw:style-name="gr8" draw:text-style-name="P1" draw:layer="layout" svg:width="2cm" svg:height="2cm" svg:x="9cm" svg:y="19cm">
          <text:p/>
        </draw:rect>
        <draw:frame draw:style-name="gr1" draw:text-style-name="P1" draw:layer="layout" svg:width="2cm" svg:height="0.91cm" svg:x="1cm" svg:y="-0.964cm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579cm" svg:height="0.198cm" svg:x="1.382cm" svg:y="0.665cm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2.099cm" svg:height="0.952cm" svg:x="2.988cm" svg:y="1.508cm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1.04719755119759) translate (2.029cm 5.922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959931088597887) translate (2.135cm 6.118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872664625998186) translate (2.257cm 6.303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785398163398487) translate (2.392cm 6.476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0.698131700798786) translate (2.546cm 6.63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610865238199087) translate (2.708cm 6.774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1.04719755119759) translate (4.027cm 5.92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959931088597887) translate (4.133cm 6.116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872664625998186) translate (4.255cm 6.301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785398163398487) translate (4.39cm 6.474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0.698131700798786) translate (4.544cm 6.628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610865238199087) translate (4.706cm 6.772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51cm" svg:height="0.552cm" draw:transform="rotate (-0.785398163398487) translate (4.185cm 5.799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51cm" svg:height="0.552cm" draw:transform="rotate (2.3561944901919) translate (4.072cm 6.47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49cm" svg:height="0.551cm" draw:transform="skewX (-0.00366519142918735) rotate (1.0471975511964) translate (1.834cm 6.449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1.04719755119759) translate (6.026cm 5.923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959931088597887) translate (6.132cm 6.119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872664625998186) translate (6.254cm 6.304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785398163398487) translate (6.389cm 6.477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0.698131700798786) translate (6.543cm 6.631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610865238199087) translate (6.705cm 6.775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0.785398163398487) translate (5.979cm 5.623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1.04719755119759) translate (6.318cm 5.818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0.785398163398487) translate (6.487cm 6.154cm)">
          <draw:image xlink:href="Pictures/100002010000048E00000211CDFD21C3.png" xlink:type="simple" xlink:show="embed" xlink:actuate="onLoad">
            <text:p/>
          </draw:image>
        </draw:frame>
        <draw:g>
          <draw:frame draw:style-name="gr9" draw:text-style-name="P1" draw:layer="layout" svg:width="2.293cm" svg:height="1.04cm" svg:x="0.923cm" svg:y="1.378cm">
            <draw:image xlink:href="Pictures/100002010000048E00000211CDFD21C3.png" xlink:type="simple" xlink:show="embed" xlink:actuate="onLoad">
              <text:p/>
            </draw:image>
          </draw:frame>
          <draw:frame draw:style-name="gr11" draw:text-style-name="P1" draw:layer="layout" svg:width="1.89cm" svg:height="1.04cm" svg:x="-0.454cm" svg:y="1.348cm">
            <draw:image xlink:href="Pictures/100002010000048E00000211CDFD21C3.png" xlink:type="simple" xlink:show="embed" xlink:actuate="onLoad">
              <text:p/>
            </draw:image>
          </draw:frame>
        </draw:g>
        <draw:frame draw:style-name="gr10" draw:text-style-name="P1" draw:layer="layout" svg:width="0.649cm" svg:height="0.551cm" draw:transform="skewX (-0.00366519142918743) rotate (-0.699353431275182) translate (2.062cm 5.684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51cm" svg:height="0.552cm" draw:transform="rotate (2.0943951023928) translate (4.249cm 6.914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1.8325957145937) translate (6.018cm 7.076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1.04719755119759) translate (8.028cm 5.92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959931088597887) translate (8.134cm 6.116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872664625998186) translate (8.256cm 6.301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785398163398487) translate (8.391cm 6.474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699) rotate (-0.698131700798786) translate (8.545cm 6.628cm)">
          <draw:image xlink:href="Pictures/100002010000048E00000211CDFD21C3.png" xlink:type="simple" xlink:show="embed" xlink:actuate="onLoad">
            <text:p/>
          </draw:image>
        </draw:frame>
        <draw:frame draw:style-name="gr9" draw:text-style-name="P1" draw:layer="layout" svg:width="0.31cm" svg:height="0.115cm" draw:transform="skewX (-0.00872664625997) rotate (-0.610865238199087) translate (8.707cm 6.772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0.785398163398487) translate (8.169cm 5.868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1.04719755119759) translate (8.641cm 6.188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-0.785398163398487) translate (8.035cm 5.516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8cm" svg:height="0.68cm" draw:transform="rotate (1.8325957145937) translate (8.17cm 6.845cm)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0.607cm" svg:height="0.52cm" draw:transform="skewX (-0.0019198621771934) rotate (1.65649199306751) translate (8.547cm 7.096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07cm" svg:height="0.52cm" draw:transform="rotate (-1.65649199306869) translate (7.064cm 6.493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07cm" svg:height="0.52cm" draw:transform="rotate (-1.65649199306869) translate (4.389cm 6.048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0.607cm" svg:height="0.52cm" draw:transform="rotate (-1.65649199306869) translate (8.668cm 6.391cm)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0.607cm" svg:height="0.52cm" draw:transform="rotate (-0.786619893874883) translate (7.955cm 5.895cm)">
          <draw:image xlink:href="Pictures/100002010000048E00000211CDFD21C3.png" xlink:type="simple" xlink:show="embed" xlink:actuate="onLoad">
            <text:p/>
          </draw:image>
        </draw:frame>
        <draw:g>
          <draw:frame draw:style-name="gr10" draw:text-style-name="P1" draw:layer="layout" svg:width="1.108cm" svg:height="0.929cm" svg:x="1.414cm" svg:y="7.511cm">
            <draw:image xlink:href="Pictures/100002010000048E00000211CDFD21C3.png" xlink:type="simple" xlink:show="embed" xlink:actuate="onLoad">
              <text:p/>
            </draw:image>
          </draw:frame>
          <draw:frame draw:style-name="gr10" draw:text-style-name="P1" draw:layer="layout" svg:width="1.108cm" svg:height="0.929cm" draw:transform="rotate (2.3561944901919) translate (2.161cm 8.943cm)">
            <draw:image xlink:href="Pictures/100002010000048E00000211CDFD21C3.png" xlink:type="simple" xlink:show="embed" xlink:actuate="onLoad">
              <text:p/>
            </draw:image>
          </draw:frame>
        </draw:g>
        <draw:frame draw:style-name="gr12" draw:text-style-name="P1" draw:layer="layout" svg:width="1.107cm" svg:height="0.928cm" draw:transform="rotate (0.7853981633973) translate (3.108cm 8.123cm)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8cm" svg:height="0.929cm" svg:x="3.689cm" svg:y="7.434cm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7cm" svg:height="0.928cm" draw:transform="rotate (0.7853981633973) translate (5.39cm 8.202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1.108cm" svg:height="0.929cm" draw:transform="rotate (2.3561944901919) translate (6.151cm 8.575cm)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8cm" svg:height="0.929cm" svg:x="5.162cm" svg:y="7.671cm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8cm" svg:height="0.929cm" svg:x="7.422cm" svg:y="7.508cm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7cm" svg:height="0.928cm" draw:transform="rotate (0.7853981633973) translate (7.279cm 7.765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1.107cm" svg:height="0.928cm" draw:transform="rotate (-0.785398163398487) translate (7.804cm 7.447cm)">
          <draw:image xlink:href="Pictures/100002010000048E00000211CDFD21C3.png" xlink:type="simple" xlink:show="embed" xlink:actuate="onLoad">
            <text:p/>
          </draw:image>
        </draw:frame>
        <draw:frame draw:style-name="gr12" draw:text-style-name="P1" draw:layer="layout" svg:width="1.107cm" svg:height="0.928cm" draw:transform="rotate (0.7853981633973) translate (9.462cm 7.872cm)">
          <draw:image xlink:href="Pictures/100002010000048E00000211CDFD21C3.png" xlink:type="simple" xlink:show="embed" xlink:actuate="onLoad">
            <text:p/>
          </draw:image>
        </draw:frame>
        <draw:frame draw:style-name="gr10" draw:text-style-name="P1" draw:layer="layout" svg:width="1.108cm" svg:height="0.929cm" draw:transform="rotate (2.3561944901919) translate (10.021cm 8.725cm)">
          <draw:image xlink:href="Pictures/100002010000048E00000211CDFD21C3.png" xlink:type="simple" xlink:show="embed" xlink:actuate="onLoad">
            <text:p/>
          </draw:image>
        </draw:frame>
        <draw:frame draw:style-name="gr1" draw:text-style-name="P1" draw:layer="layout" svg:width="2cm" svg:height="2cm" svg:x="3.008cm" svg:y="9.066cm">
          <draw:image xlink:href="Pictures/10000201000000BA000000BA7444B78B.png" xlink:type="simple" xlink:show="embed" xlink:actuate="onLoad">
            <text:p/>
          </draw:image>
        </draw:frame>
        <draw:frame draw:style-name="gr1" draw:text-style-name="P1" draw:layer="layout" svg:width="2cm" svg:height="2cm" svg:x="1cm" svg:y="9.004cm">
          <draw:image xlink:href="Pictures/100002010000007300000073C03AAC78.png" xlink:type="simple" xlink:show="embed" xlink:actuate="onLoad">
            <text:p/>
          </draw:image>
        </draw:frame>
        <draw:frame draw:style-name="gr1" draw:text-style-name="P1" draw:layer="layout" svg:width="2cm" svg:height="1.5cm" svg:x="5.036cm" svg:y="9.283cm">
          <draw:image xlink:href="Pictures/10000201000000A000000078BFADE7AB.png" xlink:type="simple" xlink:show="embed" xlink:actuate="onLoad">
            <text:p/>
          </draw:image>
        </draw:frame>
        <draw:frame draw:style-name="gr13" draw:text-style-name="P1" draw:layer="layout" svg:width="2cm" svg:height="2cm" draw:transform="rotate (3.1415926535892) translate (7.009cm 10.916cm)">
          <draw:image xlink:href="Pictures/10000201000000BA000000BA7444B78B.png" xlink:type="simple" xlink:show="embed" xlink:actuate="onLoad">
            <text:p/>
          </draw:image>
        </draw:frame>
        <draw:frame draw:style-name="gr1" draw:text-style-name="P1" draw:layer="layout" svg:width="2cm" svg:height="1.5cm" draw:transform="rotate (3.1415926535892) translate (9.079cm 10.729cm)">
          <draw:image xlink:href="Pictures/10000201000000A0000000783B4F6BCC.png" xlink:type="simple" xlink:show="embed" xlink:actuate="onLoad">
            <text:p/>
          </draw:image>
        </draw:frame>
        <draw:frame draw:style-name="gr1" draw:text-style-name="P1" draw:layer="layout" svg:width="2cm" svg:height="2cm" draw:transform="rotate (3.1415926535892) translate (8.992cm 10.926cm)">
          <draw:image xlink:href="Pictures/10000201000000BA000000BA7444B78B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2.025cm 3.933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2.101cm 4.067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872664625998186) translate (2.187cm 4.194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785398163398487) translate (2.286cm 4.311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4.023cm 3.931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4.099cm 4.065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872664625998186) translate (4.185cm 4.192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785398163398487) translate (4.284cm 4.309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698131700798786) translate (4.391cm 4.417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6.025cm 3.93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6.101cm 4.064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872664625998186) translate (6.187cm 4.191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785398163398487) translate (6.286cm 4.308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698131700798786) translate (6.393cm 4.416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610865238199087) translate (6.509cm 4.517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8.025cm 3.932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8.101cm 4.066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872664625998186) translate (8.187cm 4.193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785398163398487) translate (8.286cm 4.31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698131700798786) translate (8.393cm 4.418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610865238199087) translate (8.509cm 4.519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523598775599386) translate (8.634cm 4.611cm)">
          <draw:image xlink:href="Pictures/10000201000002C600000142A9F0D340.png" xlink:type="simple" xlink:show="embed" xlink:actuate="onLoad">
            <text:p/>
          </draw:image>
        </draw:frame>
        <draw:g>
          <draw:frame draw:style-name="gr13" draw:text-style-name="P1" draw:layer="layout" svg:width="0.22cm" svg:height="0.1cm" draw:transform="rotate (-1.04719755119759) translate (10.021cm 3.931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959931088597887) translate (10.097cm 4.065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872664625998186) translate (10.183cm 4.192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785398163398487) translate (10.282cm 4.309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698131700798786) translate (10.389cm 4.417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610865238199087) translate (10.505cm 4.518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523598775599386) translate (10.63cm 4.61cm)">
            <draw:image xlink:href="Pictures/10000201000002C600000142A9F0D340.png" xlink:type="simple" xlink:show="embed" xlink:actuate="onLoad">
              <text:p/>
            </draw:image>
          </draw:frame>
          <draw:frame draw:style-name="gr13" draw:text-style-name="P1" draw:layer="layout" svg:width="0.22cm" svg:height="0.1cm" draw:transform="rotate (-0.436332312999687) translate (10.759cm 4.689cm)">
            <draw:image xlink:href="Pictures/10000201000002C600000142A9F0D340.png" xlink:type="simple" xlink:show="embed" xlink:actuate="onLoad">
              <text:p/>
            </draw:image>
          </draw:frame>
        </draw:g>
        <draw:frame draw:style-name="gr13" draw:text-style-name="P1" draw:layer="layout" svg:width="0.22cm" svg:height="0.1cm" draw:transform="rotate (-1.04719755119759) translate (10.027cm 1.93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10.103cm 2.064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872664625998186) translate (10.189cm 2.191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8.027cm 1.93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0.959931088597887) translate (8.103cm 2.064cm)">
          <draw:image xlink:href="Pictures/10000201000002C600000142A9F0D340.png" xlink:type="simple" xlink:show="embed" xlink:actuate="onLoad">
            <text:p/>
          </draw:image>
        </draw:frame>
        <draw:frame draw:style-name="gr13" draw:text-style-name="P1" draw:layer="layout" svg:width="0.22cm" svg:height="0.1cm" draw:transform="rotate (-1.04719755119759) translate (6.027cm 1.93cm)">
          <draw:image xlink:href="Pictures/10000201000002C600000142A9F0D340.png" xlink:type="simple" xlink:show="embed" xlink:actuate="onLoad">
            <text:p/>
          </draw:image>
        </draw:frame>
        <draw:custom-shape draw:style-name="gr14" draw:text-style-name="P1" draw:layer="layout" svg:width="7cm" svg:height="6cm" draw:transform="rotate (1.5707963267946) translate (19.157cm 12.823cm)">
          <text:p/>
          <draw:enhanced-geometry svg:viewBox="0 0 21600 21600" draw:path-stretchpoint-x="10800" draw:path-stretchpoint-y="10800" draw:text-areas="?f0 ?f0 ?f1 ?f2" draw:type="quad-bevel" draw:modifiers="1820.99300233256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5" draw:text-style-name="P1" draw:layer="layout" svg:width="8.17cm" svg:height="7cm" draw:transform="rotate (-1.57079632679579) translate (18cm 1.5cm)">
            <draw:image xlink:href="Pictures/10000201000003E800000384BD470166.png" xlink:type="simple" xlink:show="embed" xlink:actuate="onLoad">
              <text:p/>
            </draw:image>
          </draw:frame>
          <draw:custom-shape draw:style-name="gr16" draw:text-style-name="P1" draw:layer="layout" svg:width="8.17cm" svg:height="7cm" draw:transform="rotate (1.5707963267946) translate (11cm 9.67cm)">
            <text:p/>
            <draw:enhanced-geometry svg:viewBox="0 0 21600 21600" draw:path-stretchpoint-x="10800" draw:path-stretchpoint-y="10800" draw:text-areas="?f0 ?f0 ?f1 ?f2" draw:type="quad-bevel" draw:modifiers="1820.99300233256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8.17cm" svg:height="7cm" draw:transform="rotate (1.5707963267946) translate (11cm 9.67cm)">
            <text:p/>
            <draw:enhanced-geometry svg:viewBox="0 0 21600 21600" draw:path-stretchpoint-x="10800" draw:path-stretchpoint-y="10800" draw:text-areas="?f0 ?f0 ?f1 ?f2" draw:type="quad-bevel" draw:modifiers="1820.99300233256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62" draw:display-name="Gradient 62" draw:style="radial" draw:cx="50%" draw:cy="50%" draw:start-color="#99ffff" draw:end-color="#ffffff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qua" xlink:href="Pictures/100000000000005E0000005EA38222D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399CADCB.png" xlink:type="simple" xlink:show="embed" xlink:actuate="onLoad"/>
    <draw:fill-image draw:name="Stone" xlink:href="Pictures/100000000000005E0000005E771798E6.png" xlink:type="simple" xlink:show="embed" xlink:actuate="onLoad"/>
    <draw:opacity draw:name="Transparency_20_3" draw:display-name="Transparency 3" draw:style="square" draw:cx="50%" draw:cy="50%" draw:start="50%" draw:end="0%" draw:angle="0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ellipsoid" draw:cx="50%" draw:cy="50%" draw:start="3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24M18S</meta:editing-duration>
    <meta:editing-cycles>12</meta:editing-cycles>
    <meta:generator>OpenOffice/4.1.5$Win32 OpenOffice.org_project/415m1$Build-9789</meta:generator>
    <dc:date>2020-11-16T23:06:43.36</dc:date>
    <meta:document-statistic meta:object-count="167"/>
  </office:meta>
</office:document-meta>
</file>